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39001BCF259E8A75.png" manifest:media-type="image/png"/>
  <manifest:file-entry manifest:full-path="Pictures/10000201000000120000001045F9831A6A57D99A.png" manifest:media-type="image/png"/>
  <manifest:file-entry manifest:full-path="Pictures/1000020100000012000000106935FE35585E126F.png" manifest:media-type="image/png"/>
  <manifest:file-entry manifest:full-path="Pictures/100002010000001200000010094C2DFE426106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5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5.A" style:family="table-column">
      <style:table-column-properties style:column-width="26.681cm"/>
    </style:style>
    <style:style style:name="Tableau5.A1" style:family="table-cell">
      <style:table-cell-properties fo:background-color="#ff950e" fo:padding="0.097cm" fo:border="0.05pt solid #000000">
        <style:background-image/>
      </style:table-cell-properties>
    </style:style>
    <style:style style:name="Tableau6" style:family="table">
      <style:table-properties style:width="26.681cm" table:align="left" style:shadow="#0099ff -0.18cm -0.18cm"/>
    </style:style>
    <style:style style:name="Tableau6.A" style:family="table-column">
      <style:table-column-properties style:column-width="4.424cm"/>
    </style:style>
    <style:style style:name="Tableau6.B" style:family="table-column">
      <style:table-column-properties style:column-width="2.531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1.58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4.449cm"/>
    </style:style>
    <style:style style:name="Tableau6.G" style:family="table-column">
      <style:table-column-properties style:column-width="10.059cm"/>
    </style:style>
    <style:style style:name="Tableau6.A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99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6.684cm" table:align="left" style:shadow="#66ffff -0.18cm -0.18cm"/>
    </style:style>
    <style:style style:name="Tableau7.A" style:family="table-column">
      <style:table-column-properties style:column-width="11.472cm"/>
    </style:style>
    <style:style style:name="Tableau7.B" style:family="table-column">
      <style:table-column-properties style:column-width="5.424cm"/>
    </style:style>
    <style:style style:name="Tableau7.C" style:family="table-column">
      <style:table-column-properties style:column-width="2.477cm"/>
    </style:style>
    <style:style style:name="Tableau7.D" style:family="table-column">
      <style:table-column-properties style:column-width="2.475cm"/>
    </style:style>
    <style:style style:name="Tableau7.E" style:family="table-column">
      <style:table-column-properties style:column-width="4.83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4pt" officeooo:paragraph-rsid="00410c4e" style:font-size-asian="4pt" style:font-size-complex="4pt"/>
    </style:style>
    <style:style style:name="P5" style:family="paragraph" style:parent-style-name="Standard">
      <style:text-properties fo:font-size="4pt" officeooo:paragraph-rsid="01003d16" style:font-size-asian="4pt" style:font-size-complex="4pt"/>
    </style:style>
    <style:style style:name="P6" style:family="paragraph" style:parent-style-name="Standard">
      <style:text-properties fo:font-size="4pt" officeooo:paragraph-rsid="01023244" style:font-size-asian="4pt" style:font-size-complex="4pt"/>
    </style:style>
    <style:style style:name="P7" style:family="paragraph" style:parent-style-name="Standard">
      <style:text-properties fo:font-size="2pt" officeooo:paragraph-rsid="00410c4e" style:font-size-asian="2pt" style:font-size-complex="2pt"/>
    </style:style>
    <style:style style:name="P8" style:family="paragraph" style:parent-style-name="Standard">
      <style:text-properties fo:font-size="2pt" officeooo:paragraph-rsid="01003d16" style:font-size-asian="2pt" style:font-size-complex="2pt"/>
    </style:style>
    <style:style style:name="P9" style:family="paragraph" style:parent-style-name="Standard">
      <style:text-properties fo:font-size="2pt" officeooo:paragraph-rsid="01023244" style:font-size-asian="2pt" style:font-size-complex="2pt"/>
    </style:style>
    <style:style style:name="P10" style:family="paragraph" style:parent-style-name="Standard">
      <style:text-properties fo:font-size="3pt" officeooo:paragraph-rsid="01003d16" style:font-size-asian="3pt" style:font-size-complex="3pt"/>
    </style:style>
    <style:style style:name="P11" style:family="paragraph" style:parent-style-name="Standard">
      <style:text-properties fo:font-size="3pt" officeooo:paragraph-rsid="01023244" style:font-size-asian="3pt" style:font-size-complex="3pt"/>
    </style:style>
    <style:style style:name="P12" style:family="paragraph" style:parent-style-name="Titre_20_document_20_1">
      <style:text-properties officeooo:paragraph-rsid="0093b983"/>
    </style:style>
    <style:style style:name="P13" style:family="paragraph" style:parent-style-name="Titre_20_document_20_1">
      <style:text-properties officeooo:paragraph-rsid="0094cd82"/>
    </style:style>
    <style:style style:name="P14" style:family="paragraph" style:parent-style-name="Titre_20_document">
      <style:text-properties officeooo:rsid="00cd8cbf" officeooo:paragraph-rsid="00ecf8a3"/>
    </style:style>
    <style:style style:name="P15" style:family="paragraph" style:parent-style-name="Tableau_20_libellé">
      <style:text-properties officeooo:rsid="00e2a5ad" officeooo:paragraph-rsid="01003d16"/>
    </style:style>
    <style:style style:name="P16" style:family="paragraph" style:parent-style-name="Tableau_20_libellé">
      <style:text-properties officeooo:rsid="00e2a5ad" officeooo:paragraph-rsid="01023244"/>
    </style:style>
    <style:style style:name="P17" style:family="paragraph" style:parent-style-name="Tableau_20_libellé">
      <style:text-properties officeooo:rsid="00f5b178" officeooo:paragraph-rsid="01003d16"/>
    </style:style>
    <style:style style:name="P18" style:family="paragraph" style:parent-style-name="Tableau_20_libellé">
      <style:text-properties officeooo:rsid="00d7afdc" officeooo:paragraph-rsid="01003d16"/>
    </style:style>
    <style:style style:name="P19" style:family="paragraph" style:parent-style-name="Tableau_20_libellé">
      <style:text-properties officeooo:rsid="00d7afdc" officeooo:paragraph-rsid="01023244"/>
    </style:style>
    <style:style style:name="P20" style:family="paragraph" style:parent-style-name="Tableau_20_libellé">
      <style:text-properties officeooo:rsid="00d7afdc" officeooo:paragraph-rsid="01038d96"/>
    </style:style>
    <style:style style:name="P21" style:family="paragraph" style:parent-style-name="Tableau_20_libellé">
      <style:text-properties officeooo:rsid="00d7afdc" officeooo:paragraph-rsid="010a232a"/>
    </style:style>
    <style:style style:name="P22" style:family="paragraph" style:parent-style-name="Tableau_20_libellé">
      <style:text-properties officeooo:rsid="00f040ae" officeooo:paragraph-rsid="01003d16"/>
    </style:style>
    <style:style style:name="P23" style:family="paragraph" style:parent-style-name="Tableau_20_libellé">
      <style:text-properties officeooo:rsid="00bdf55e" officeooo:paragraph-rsid="01003d16"/>
    </style:style>
    <style:style style:name="P24" style:family="paragraph" style:parent-style-name="Tableau_20_libellé">
      <style:text-properties officeooo:rsid="00bdf55e" officeooo:paragraph-rsid="01023244"/>
    </style:style>
    <style:style style:name="P25" style:family="paragraph" style:parent-style-name="Tableau_20_libellé">
      <style:text-properties officeooo:paragraph-rsid="01003d16"/>
    </style:style>
    <style:style style:name="P26" style:family="paragraph" style:parent-style-name="Tableau_20_libellé">
      <style:text-properties officeooo:paragraph-rsid="01023244"/>
    </style:style>
    <style:style style:name="P27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03d16"/>
    </style:style>
    <style:style style:name="P28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23244"/>
    </style:style>
    <style:style style:name="P29" style:family="paragraph" style:parent-style-name="Tableau_20_valeur">
      <style:text-properties officeooo:rsid="00ec587a" officeooo:paragraph-rsid="01003d16"/>
    </style:style>
    <style:style style:name="P30" style:family="paragraph" style:parent-style-name="Tableau_20_valeur">
      <style:text-properties officeooo:rsid="00ecbf6b" officeooo:paragraph-rsid="01003d16"/>
    </style:style>
    <style:style style:name="P31" style:family="paragraph" style:parent-style-name="Tableau_20_valeur">
      <style:text-properties officeooo:rsid="00ecbf6b" officeooo:paragraph-rsid="01023244"/>
    </style:style>
    <style:style style:name="P32" style:family="paragraph" style:parent-style-name="Tableau_20_valeur">
      <style:text-properties officeooo:rsid="00bdf55e" officeooo:paragraph-rsid="01003d16"/>
    </style:style>
    <style:style style:name="P33" style:family="paragraph" style:parent-style-name="Tableau_20_valeur">
      <style:text-properties officeooo:rsid="00bdf55e" officeooo:paragraph-rsid="01023244"/>
    </style:style>
    <style:style style:name="P34" style:family="paragraph" style:parent-style-name="Tableau_20_valeur">
      <style:text-properties officeooo:rsid="00e7aaef" officeooo:paragraph-rsid="01003d16"/>
    </style:style>
    <style:style style:name="P35" style:family="paragraph" style:parent-style-name="Tableau_20_valeur">
      <style:text-properties officeooo:rsid="00e7aaef" officeooo:paragraph-rsid="01023244"/>
    </style:style>
    <style:style style:name="P36" style:family="paragraph" style:parent-style-name="Tableau_20_valeur">
      <style:text-properties officeooo:paragraph-rsid="01003d16"/>
    </style:style>
    <style:style style:name="P37" style:family="paragraph" style:parent-style-name="Tableau_20_valeur">
      <style:text-properties officeooo:paragraph-rsid="01023244"/>
    </style:style>
    <style:style style:name="P38" style:family="paragraph" style:parent-style-name="Tableau_20_valeur">
      <style:text-properties officeooo:paragraph-rsid="01038d96"/>
    </style:style>
    <style:style style:name="P39" style:family="paragraph" style:parent-style-name="Tableau_20_valeur">
      <style:text-properties officeooo:paragraph-rsid="010a232a"/>
    </style:style>
    <style:style style:name="P40" style:family="paragraph" style:parent-style-name="Titre_20_Action">
      <style:text-properties officeooo:paragraph-rsid="01023244"/>
    </style:style>
    <style:style style:name="P41" style:family="paragraph" style:parent-style-name="Titre_20_Action">
      <style:text-properties officeooo:paragraph-rsid="01003d16"/>
    </style:style>
    <style:style style:name="P42" style:family="paragraph" style:parent-style-name="Titre_20_OO">
      <style:text-properties officeooo:paragraph-rsid="01023244"/>
    </style:style>
    <style:style style:name="P43" style:family="paragraph" style:parent-style-name="Titre_20_OO">
      <style:text-properties officeooo:paragraph-rsid="01003d16"/>
    </style:style>
    <style:style style:name="P44" style:family="paragraph" style:parent-style-name="Titre_20_OS">
      <style:text-properties officeooo:paragraph-rsid="00410c4e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style:font-name="Verdana1" fo:font-size="10pt" fo:font-style="normal" fo:font-weight="bold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45"><text:span text:style-name="T8">do section- if view.is_dashboard()</text:span></text:p></office:annotation><office:annotation><dc:creator>sge</dc:creator><dc:date>2016-09-30T09:15:47</dc:date><text:p text:style-name="P45"><text:span text:style-name="T13">do text if view.uids_to_objs(brains)</text:span></text:p></office:annotation><text:span text:style-name="T3">brains (cette ligne sera enlevée)</text:span></text:p>
        <text:p text:style-name="P12"><office:annotation><dc:creator>sge </dc:creator><dc:date>2013-10-18T14:28:03</dc:date><text:p text:style-name="P45"><text:span text:style-name="T11">do text if context.getPortalTypeName()=='</text:span><text:span text:style-name="T16">projectspace</text:span><text:span text:style-name="T11">'</text:span></text:p></office:annotation><text:span text:style-name="T4">Sélection d’</text:span>objectif<text:span text:style-name="T4">s</text:span> stratégique<text:span text:style-name="T4">s</text:span></text:p>
        <text:p text:style-name="P12"><office:annotation><dc:creator>sge </dc:creator><dc:date>2013-10-18T14:28:03</dc:date><text:p text:style-name="P45"><text:span text:style-name="T11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2"><office:annotation><dc:creator>sge </dc:creator><dc:date>2013-10-18T14:28:03</dc:date><text:p text:style-name="P45"><text:span text:style-name="T11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45"><text:span text:style-name="T8">do section- if not view.is_dashboard()</text:span></text:p></office:annotation><office:annotation><dc:creator>sge </dc:creator><dc:date>2013-10-18T14:28:03</dc:date><text:p text:style-name="P45"><text:span text:style-name="T11">do text if context.getPortalTypeName()=='</text:span><text:span text:style-name="T16">strategicobjective</text:span><text:span text:style-name="T11">'</text:span></text:p></office:annotation><text:span text:style-name="T6">Fiche d’un </text:span>objectif stratégique</text:p>
        <text:p text:style-name="P13"><office:annotation><dc:creator>sge </dc:creator><dc:date>2013-10-18T14:28:03</dc:date><text:p text:style-name="P45"><text:span text:style-name="T11">do text if context.getPortalTypeName()=='operationalobjective'</text:span></text:p></office:annotation><text:span text:style-name="T6">Fiche d’un </text:span>objectif opérationnel</text:p>
        <text:p text:style-name="P13"><office:annotation><dc:creator>sge </dc:creator><dc:date>2013-10-18T14:28:03</dc:date><text:p text:style-name="P45"><text:span text:style-name="T11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45"><text:span text:style-name="T16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 table:style-name="TableLine140109752043728">
            <table:table-cell table:style-name="Tableau2.A1" office:value-type="string">
              <text:h text:style-name="P44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draw:mime-type="image/png"/></draw:frame><text:bookmark-start text:name="__RefHeading___Toc781_1946196899"/><office:annotation><dc:creator>sge</dc:creator><dc:date>2016-09-02T14:45:56</dc:date><text:p text:style-name="P45"><text:span text:style-name="T15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4"/>
        <text:section text:style-name="Sect1" text:name="Section OO 1 option 1">
          <text:p text:style-name="P6"><office:annotation><dc:creator>fngaha</dc:creator><dc:date>2021-03-24T16:16:48.620228409</dc:date><meta:creator-initials>fngaha</meta:creator-initials><text:p text:style-name="P46"><text:span text:style-name="T13">do section- if option_1</text:span></text:p></office:annotation></text:p>
          <text:section text:style-name="Sect1" text:name="Section OO 2 option 1">
            <text:p text:style-name="P6"><office:annotation><dc:creator>sge</dc:creator><dc:date>2016-09-05T15:17:45</dc:date><text:p text:style-name="P45"><text:span text:style-name="T12">do section- for oo in view.getOperationalObjectives(so=so, skip_states=view.skip_states())</text:span></text:p></office:annotation></text:p>
            <table:table table:name="Tableau5" table:style-name="Tableau5">
              <table:table-column table:style-name="Tableau5.A"/>
              <table:table-row table:style-name="TableLine93998528157120">
                <table:table-cell table:style-name="Tableau5.A1" office:value-type="string">
                  <text:h text:style-name="P42" text:outline-level="2"><draw:frame draw:style-name="fr1" draw:name="Image3" text:anchor-type="paragraph" svg:width="0.633cm" svg:height="0.564cm" draw:z-index="4"><draw:image xlink:href="Pictures/1000020100000012000000106935FE35585E126F.png" xlink:type="simple" xlink:show="embed" xlink:actuate="onLoad" draw:mime-type="image/png"/></draw:frame><text:bookmark-start text:name="__RefHeading___Toc783_19461968992"/><office:annotation><dc:creator>sge</dc:creator><dc:date>2016-09-05T15:20:16</dc:date><text:p text:style-name="P45"><text:span text:style-name="T14">do table with oo_v=view.getDGHV(oo)</text:span></text:p></office:annotation><text:text-input text:description="">oo.Title()</text:text-input><text:bookmark-end text:name="__RefHeading___Toc783_19461968992"/></text:h>
                </table:table-cell>
              </table:table-row>
            </table:table>
            <text:p text:style-name="P11"/>
            <text:section text:style-name="Sect1" text:name="Section Action 1 option 1">
              <text:p text:style-name="P11"><office:annotation><dc:creator>sge</dc:creator><dc:date>2016-09-06T13:10:29</dc:date><text:p text:style-name="P45"><text:span text:style-name="T12">do section- for act_tup in enumerate(view.getActions(oo=oo, skip_states=view.skip_states()))</text:span></text:p></office:annotation></text:p>
              <text:section text:style-name="Sect1" text:name="Section Action 2 option 1">
                <text:p text:style-name="P11"><office:annotation><dc:creator>sge</dc:creator><dc:date>2016-11-28T16:05:29</dc:date><text:p text:style-name="P45"><text:span text:style-name="T13">do section- with act_i=act_tup[0];act=act_tup[1];</text:span><text:span text:style-name="T9">act_v=view.getDGHV(act)</text:span></text:p></office:annotation></text:p>
                <table:table table:name="Tableau6" table:style-name="Tableau6">
                  <table:table-column table:style-name="Tableau6.A"/>
                  <table:table-column table:style-name="Tableau6.B"/>
                  <table:table-column table:style-name="Tableau6.C"/>
                  <table:table-column table:style-name="Tableau6.D"/>
                  <table:table-column table:style-name="Tableau6.E"/>
                  <table:table-column table:style-name="Tableau6.F"/>
                  <table:table-column table:style-name="Tableau6.G"/>
                  <table:table-row table:style-name="TableLine93998522548736">
                    <table:table-cell table:style-name="Tableau6.A1" table:number-columns-spanned="3" office:value-type="string">
                      <text:h text:style-name="P40" text:outline-level="3"/>
                    </table:table-cell>
                    <table:covered-table-cell/>
                    <table:covered-table-cell/>
                    <table:table-cell table:style-name="Tableau6.D1" table:number-columns-spanned="4" office:value-type="string">
                      <text:h text:style-name="P40" text:outline-level="3"><draw:frame draw:style-name="fr1" draw:name="Image4" text:anchor-type="paragraph" svg:width="0.633cm" svg:height="0.564cm" draw:z-index="5"><draw:image xlink:href="Pictures/10000201000000120000001045F9831A6A57D99A.png" xlink:type="simple" xlink:show="embed" xlink:actuate="onLoad" draw:mime-type="image/png"/></draw:frame><text:bookmark-start text:name="__RefHeading___Toc785_19461968992"/><text:text-input text:description="">act.Title()</text:text-input><text:bookmark-end text:name="__RefHeading___Toc785_19461968992"/></text:h>
                    </table:table-cell>
                    <table:covered-table-cell/>
                    <table:covered-table-cell/>
                    <table:covered-table-cell/>
                  </table:table-row>
                  <table:table-row table:style-name="TableLine93998526829520">
                    <table:table-cell table:style-name="Tableau6.A2" office:value-type="string">
                      <text:p text:style-name="P37"><office:annotation><dc:creator>sge</dc:creator><dc:date>2016-11-28T16:30:20</dc:date><text:p text:style-name="P45"><text:span text:style-name="T13">do row if act_i==0 or with_tasks</text:span></text:p></office:annotation><text:span text:style-name="T7">Service</text:span></text:p>
                    </table:table-cell>
                    <table:table-cell table:style-name="Tableau6.B2" office:value-type="string">
                      <text:p text:style-name="P26">Échéance</text:p>
                    </table:table-cell>
                    <table:table-cell table:style-name="Tableau6.C2" table:number-columns-spanned="2" office:value-type="string">
                      <text:p text:style-name="P26">Statut</text:p>
                    </table:table-cell>
                    <table:covered-table-cell/>
                    <table:table-cell table:style-name="Tableau6.E2" office:value-type="string">
                      <text:p text:style-name="P21">Progression</text:p>
                    </table:table-cell>
                    <table:table-cell table:style-name="Tableau6.F2" office:value-type="string">
                      <text:p text:style-name="P19">Indice santé</text:p>
                    </table:table-cell>
                    <table:table-cell table:style-name="Tableau6.G2" office:value-type="string">
                      <text:p text:style-name="P20">Commentaires</text:p>
                    </table:table-cell>
                  </table:table-row>
                  <table:table-row table:style-name="TableLine93998566052128">
                    <table:table-cell table:style-name="Tableau6.A3" office:value-type="string">
                      <text:p text:style-name="P37"><text:text-input text:description="">act_v.display_voc('manager')</text:text-input></text:p>
                    </table:table-cell>
                    <table:table-cell table:style-name="Tableau6.B3" office:value-type="string">
                      <text:p text:style-name="P37"><text:text-input text:description="">act_v.display_date('planned_end_date')</text:text-input></text:p>
                    </table:table-cell>
                    <table:table-cell table:style-name="Tableau6.C3" table:number-columns-spanned="2" office:value-type="string">
                      <text:p text:style-name="P31"><text:text-input text:description="">act_v.translate(act_v.get_state())</text:text-input></text:p>
                    </table:table-cell>
                    <table:covered-table-cell/>
                    <table:table-cell table:style-name="Tableau6.E3" office:value-type="string">
                      <text:p text:style-name="P39"><text:text-input text:description="">act_v.get_value('progress')</text:text-input> %</text:p>
                    </table:table-cell>
                    <table:table-cell table:style-name="Tableau6.F3" office:value-type="string">
                      <text:p text:style-name="P37"><office:annotation><dc:creator>sge </dc:creator><dc:date>2013-06-17T14:29:33</dc:date><text:p text:style-name="P45"><text:span text:style-name="T12">do text</text:span></text:p><text:p text:style-name="P45"><text:span text:style-name="T12">from xhtml(act_v.formatHealthIndicator())</text:span></text:p></office:annotation>champ health_indicator_details</text:p>
                    </table:table-cell>
                    <table:table-cell table:style-name="Tableau6.G3" office:value-type="string">
                      <text:p text:style-name="P38"><text:text-input text:description="">act_v.display_html_as_text('comments')</text:text-input></text:p>
                    </table:table-cell>
                  </table:table-row>
                </table:table>
                <text:p text:style-name="P6"/>
                <text:section text:style-name="Sect1" text:name="Section Tache 1 option 1">
                  <text:p text:style-name="P6"><office:annotation><dc:creator>sge</dc:creator><dc:date>2016-11-24T11:10:56</dc:date><text:p text:style-name="P45"><text:span text:style-name="T9">do section- if with_tasks</text:span></text:p></office:annotation></text:p>
                  <text:p text:style-name="P11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E"/>
                    <table:table-row table:style-name="TableLine93998522546432">
                      <table:table-cell table:style-name="Tableau7.A1" office:value-type="string">
                        <text:p text:style-name="P28"><draw:frame draw:style-name="fr1" draw:name="Image5" text:anchor-type="paragraph" svg:width="0.633cm" svg:height="0.564cm" draw:z-index="6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7.A1" office:value-type="string">
                        <text:p text:style-name="P16">Service</text:p>
                      </table:table-cell>
                      <table:table-cell table:style-name="Tableau7.A1" office:value-type="string">
                        <text:p text:style-name="P26">Échéance</text:p>
                      </table:table-cell>
                      <table:table-cell table:style-name="Tableau7.A1" office:value-type="string">
                        <text:p text:style-name="P16">Statut</text:p>
                      </table:table-cell>
                      <table:table-cell table:style-name="Tableau7.E1" office:value-type="string">
                        <text:p text:style-name="P24">Utilisateur</text:p>
                      </table:table-cell>
                    </table:table-row>
                    <table:table-row table:style-name="TableLine93998529777152">
                      <table:table-cell table:style-name="Tableau7.A2" office:value-type="string">
                        <text:p text:style-name="P33"><office:annotation><dc:creator>sge</dc:creator><dc:date>2016-11-28T16:25:59</dc:date><text:p text:style-name="P45"><text:span text:style-name="T9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voc('assigned_group')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date('due_date')</text:text-input></text:p>
                      </table:table-cell>
                      <table:table-cell table:style-name="Tableau7.A2" office:value-type="string">
                        <text:p text:style-name="P31"><text:text-input text:description="">view.getDGHV(task).translate(view.getDGHV(task).get_state())</text:text-input></text:p>
                      </table:table-cell>
                      <table:table-cell table:style-name="Tableau7.E2" office:value-type="string">
                        <text:p text:style-name="P35"><text:text-input text:description="">view.getDGHV(task).display_voc('assigned_user')</text:text-input></text:p>
                      </table:table-cell>
                    </table:table-row>
                  </table:table>
                  <text:p text:style-name="P9"/>
                </text:section>
                <text:p text:style-name="P9"/>
              </text:section>
              <text:p text:style-name="P9"/>
            </text:section>
            <text:p text:style-name="P9"/>
          </text:section>
          <text:p text:style-name="P9"/>
          <text:p text:style-name="P9"/>
        </text:section>
        <text:p text:style-name="P4"/>
        <text:section text:style-name="Sect1" text:name="Section OO 1 option 0">
          <text:p text:style-name="P5"><office:annotation><dc:creator>fngaha</dc:creator><dc:date>2021-03-24T16:18:08.444887376</dc:date><meta:creator-initials>fngaha</meta:creator-initials><text:p text:style-name="P46"><text:span text:style-name="T13">do section- if option_0</text:span></text:p></office:annotation></text:p>
          <text:section text:style-name="Sect1" text:name="Section OO 2 option 0">
            <text:p text:style-name="P5"><office:annotation><dc:creator>sge</dc:creator><dc:date>2016-09-05T15:17:45</dc:date><text:p text:style-name="P45"><text:span text:style-name="T12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 table:style-name="TableLine93998567322288">
                <table:table-cell table:style-name="Tableau1.A1" table:number-columns-spanned="5" office:value-type="string">
                  <text:h text:style-name="P43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draw:mime-type="image/png"/></draw:frame><text:bookmark-start text:name="__RefHeading___Toc783_1946196899"/><office:annotation><dc:creator>sge</dc:creator><dc:date>2016-09-05T15:20:16</dc:date><text:p text:style-name="P45"><text:span text:style-name="T14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1.2">
                <table:table-cell table:style-name="Tableau1.A2" office:value-type="string">
                  <text:p text:style-name="P15">Services</text:p>
                </table:table-cell>
                <table:table-cell table:style-name="Tableau1.A2" office:value-type="string">
                  <text:p text:style-name="P25">Échéance</text:p>
                </table:table-cell>
                <table:table-cell table:style-name="Tableau1.A2" office:value-type="string">
                  <text:p text:style-name="P25">Priorité</text:p>
                </table:table-cell>
                <table:table-cell table:style-name="Tableau1.A2" office:value-type="string">
                  <text:p text:style-name="P25">Statut</text:p>
                </table:table-cell>
                <table:table-cell table:style-name="Tableau1.E2" office:value-type="string">
                  <text:p text:style-name="P25">Indicateurs</text:p>
                </table:table-cell>
              </table:table-row>
              <table:table-row table:style-name="TableLine93998529566352">
                <table:table-cell table:style-name="Tableau1.A3" office:value-type="string">
                  <text:p text:style-name="P36"><text:text-input text:description="">oo_v.display_voc('manager')</text:text-input></text:p>
                </table:table-cell>
                <table:table-cell table:style-name="Tableau1.A3" office:value-type="string">
                  <text:p text:style-name="P36"><text:text-input text:description="">oo_v.display_date('planned_end_date')</text:text-input></text:p>
                </table:table-cell>
                <table:table-cell table:style-name="Tableau1.A3" office:value-type="string">
                  <text:p text:style-name="P36"><text:text-input text:description="">oo_v.get_value('priority')</text:text-input></text:p>
                </table:table-cell>
                <table:table-cell table:style-name="Tableau1.A3" office:value-type="string">
                  <text:p text:style-name="P29"><text:text-input text:description="">oo_v.translate(oo_v.get_state())</text:text-input></text:p>
                </table:table-cell>
                <table:table-cell table:style-name="Tableau1.E3" office:value-type="string">
                  <text:p text:style-name="P36"><office:annotation><dc:creator>sge </dc:creator><dc:date>2013-06-21T22:15:44</dc:date><text:p text:style-name="P45"><text:span text:style-name="T10">do text</text:span><text:span text:style-name="T11"> if oo.result_indicator</text:span></text:p><text:p text:style-name="P45"><text:span text:style-name="T10">from xhtml(oo_v</text:span><text:span text:style-name="T11">.display_widget('result_indicator'</text:span><text:span text:style-name="T10">))</text:span></text:p></office:annotation>result indicator</text:p>
                </table:table-cell>
              </table:table-row>
            </table:table>
            <text:p text:style-name="P10"/>
            <text:section text:style-name="Sect1" text:name="Section Action 1 option 0">
              <text:p text:style-name="P10"><office:annotation><dc:creator>sge</dc:creator><dc:date>2016-09-06T13:10:29</dc:date><text:p text:style-name="P45"><text:span text:style-name="T12">do section- for act_tup in enumerate(view.getActions(oo=oo, skip_states=view.skip_states()))</text:span></text:p></office:annotation></text:p>
              <text:section text:style-name="Sect1" text:name="Section Action 2 option 0">
                <text:p text:style-name="P10"><office:annotation><dc:creator>sge</dc:creator><dc:date>2016-11-28T16:05:29</dc:date><text:p text:style-name="P45"><text:span text:style-name="T13">do section- with act_i=act_tup[0];act=act_tup[1];</text:span><text:span text:style-name="T9">act_v=view.getDGHV(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column table:style-name="Tableau3.C"/>
                  <table:table-column table:style-name="Tableau3.D"/>
                  <table:table-column table:style-name="Tableau3.E"/>
                  <table:table-column table:style-name="Tableau3.F"/>
                  <table:table-column table:style-name="Tableau3.G"/>
                  <table:table-row table:style-name="TableLine93998523249664">
                    <table:table-cell table:style-name="Tableau3.A1" table:number-columns-spanned="7" office:value-type="string">
                      <text:h text:style-name="P41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draw:mime-type="image/png"/></draw:frame><text:bookmark-start text:name="__RefHeading___Toc785_1946196899"/><text:text-input text:description="">act.Title()</text:text-input><text:bookmark-end text:name="__RefHeading___Toc785_1946196899"/></text:h>
                    </table:table-cell>
                    <table:covered-table-cell/>
                    <table:covered-table-cell/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bleLine93998378613792">
                    <table:table-cell table:style-name="Tableau3.A2" office:value-type="string">
                      <text:p text:style-name="P36"><office:annotation><dc:creator>sge</dc:creator><dc:date>2016-11-28T16:30:20</dc:date><text:p text:style-name="P45"><text:span text:style-name="T13">do row if act_i==0 or with_tasks</text:span></text:p></office:annotation>Service</text:p>
                    </table:table-cell>
                    <table:table-cell table:style-name="Tableau3.B2" office:value-type="string">
                      <text:p text:style-name="P17">Porteur de l'action</text:p>
                    </table:table-cell>
                    <table:table-cell table:style-name="Tableau3.C2" office:value-type="string">
                      <text:p text:style-name="P25">Échéance</text:p>
                    </table:table-cell>
                    <table:table-cell table:style-name="Tableau3.D2" office:value-type="string">
                      <text:p text:style-name="P25">Statut</text:p>
                    </table:table-cell>
                    <table:table-cell table:style-name="Tableau3.E2" office:value-type="string">
                      <text:p text:style-name="P18">Indice santé</text:p>
                    </table:table-cell>
                    <table:table-cell table:style-name="Tableau3.F2" office:value-type="string">
                      <text:p text:style-name="P22">Indicateur résultat</text:p>
                    </table:table-cell>
                    <table:table-cell table:style-name="Tableau3.G2" office:value-type="string">
                      <text:p text:style-name="P18">Progression</text:p>
                    </table:table-cell>
                  </table:table-row>
                  <table:table-row table:style-name="TableLine93998567066976">
                    <table:table-cell table:style-name="Tableau3.A3" office:value-type="string">
                      <text:p text:style-name="P36"><text:text-input text:description="">act_v.display_voc('manager')</text:text-input></text:p>
                    </table:table-cell>
                    <table:table-cell table:style-name="Tableau3.B3" office:value-type="string">
                      <text:p text:style-name="P36"><text:text-input text:description="">act_v.display_voc('responsible')</text:text-input></text:p>
                    </table:table-cell>
                    <table:table-cell table:style-name="Tableau3.C3" office:value-type="string">
                      <text:p text:style-name="P36"><text:text-input text:description="">act_v.display_date('planned_end_date')</text:text-input></text:p>
                    </table:table-cell>
                    <table:table-cell table:style-name="Tableau3.D3" office:value-type="string">
                      <text:p text:style-name="P30"><text:text-input text:description="">act_v.translate(act_v.get_state())</text:text-input></text:p>
                    </table:table-cell>
                    <table:table-cell table:style-name="Tableau3.E3" office:value-type="string">
                      <text:p text:style-name="P36"><office:annotation><dc:creator>sge </dc:creator><dc:date>2013-06-17T14:29:33</dc:date><text:p text:style-name="P45"><text:span text:style-name="T12">do text</text:span></text:p><text:p text:style-name="P45"><text:span text:style-name="T12">from xhtml(act_v.formatHealthIndicator())</text:span></text:p></office:annotation>champ health_indicator_details</text:p>
                    </table:table-cell>
                    <table:table-cell table:style-name="Tableau3.F3" office:value-type="string">
                      <text:p text:style-name="P36"><office:annotation><dc:creator>sge </dc:creator><dc:date>2013-06-21T22:15:44</dc:date><text:p text:style-name="P45"><text:span text:style-name="T10">do text</text:span><text:span text:style-name="T11"> if act.result_indicator</text:span></text:p><text:p text:style-name="P45"><text:span text:style-name="T10">from xhtml(act_v</text:span><text:span text:style-name="T11">.display_widget('result_indicator'</text:span><text:span text:style-name="T10">))</text:span></text:p></office:annotation>result indicator</text:p>
                    </table:table-cell>
                    <table:table-cell table:style-name="Tableau3.G3" office:value-type="string">
                      <text:p text:style-name="P36"><text:text-input text:description="">act_v.get_value('progress')</text:text-input> %</text:p>
                    </table:table-cell>
                  </table:table-row>
                </table:table>
                <text:p text:style-name="P5"/>
                <text:section text:style-name="Sect1" text:name="Section Tache 1 option 0">
                  <text:p text:style-name="P5"><office:annotation><dc:creator>sge</dc:creator><dc:date>2016-11-24T11:10:56</dc:date><text:p text:style-name="P45"><text:span text:style-name="T9">do section- if with_tasks</text:span></text:p></office:annotation></text:p>
                  <text:p text:style-name="P10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 table:style-name="TableLine93998526831616">
                      <table:table-cell table:style-name="Tableau4.A1" office:value-type="string">
                        <text:p text:style-name="P27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4.A1" office:value-type="string">
                        <text:p text:style-name="P15">Service</text:p>
                      </table:table-cell>
                      <table:table-cell table:style-name="Tableau4.A1" office:value-type="string">
                        <text:p text:style-name="P25">Échéance</text:p>
                      </table:table-cell>
                      <table:table-cell table:style-name="Tableau4.A1" office:value-type="string">
                        <text:p text:style-name="P15">Statut</text:p>
                      </table:table-cell>
                      <table:table-cell table:style-name="Tableau4.E1" office:value-type="string">
                        <text:p text:style-name="P23">Utilisateur</text:p>
                      </table:table-cell>
                    </table:table-row>
                    <table:table-row table:style-name="TableLine93998544567472">
                      <table:table-cell table:style-name="Tableau4.A2" office:value-type="string">
                        <text:p text:style-name="P32"><office:annotation><dc:creator>sge</dc:creator><dc:date>2016-11-28T16:25:59</dc:date><text:p text:style-name="P45"><text:span text:style-name="T9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voc('assigned_group')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date('due_date')</text:text-input></text:p>
                      </table:table-cell>
                      <table:table-cell table:style-name="Tableau4.A2" office:value-type="string">
                        <text:p text:style-name="P30"><text:text-input text:description="">view.getDGHV(task).translate(view.getDGHV(task).get_state())</text:text-input></text:p>
                      </table:table-cell>
                      <table:table-cell table:style-name="Tableau4.E2" office:value-type="string">
                        <text:p text:style-name="P34"><text:text-input text:description="">view.getDGHV(task).display_voc('assigned_user')</text:text-input></text:p>
                      </table:table-cell>
                    </table:table-row>
                  </table:table>
                  <text:p text:style-name="P8"/>
                </text:section>
                <text:p text:style-name="P8"/>
              </text:section>
              <text:p text:style-name="P8"/>
            </text:section>
            <text:p text:style-name="P8"/>
          </text:section>
          <text:p text:style-name="P8"/>
          <text:p text:style-name="P8"/>
        </text:section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5-19T19:00:48.715949399</dc:date>
    <meta:editing-duration>P2DT13H48M2S</meta:editing-duration>
    <meta:editing-cycles>231</meta:editing-cycles>
    <meta:document-statistic meta:table-count="7" meta:image-count="7" meta:object-count="0" meta:page-count="2" meta:paragraph-count="82" meta:word-count="173" meta:character-count="1659" meta:non-whitespace-character-count="1614"/>
  </office:meta>
</office:document-meta>
</file>